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10" style:family="table-row">
      <style:table-row-properties style:min-row-height="0.637cm"/>
    </style:style>
    <style:style style:name="Tableau3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rsid="002bd86b" officeooo:paragraph-rsid="002bd86b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32ea78" officeooo:paragraph-rsid="0032ea78" fo:background-color="#ffffff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fo:font-weight="normal" officeooo:rsid="0032ea78" officeooo:paragraph-rsid="0032ea78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32ea78" officeooo:paragraph-rsid="0032ea78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be18" officeooo:paragraph-rsid="0026be18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83a5d" officeooo:paragraph-rsid="00283a5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officeooo:rsid="00283a5d" officeooo:paragraph-rsid="00283a5d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bd86b" officeooo:paragraph-rsid="002bd86b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bd86b" officeooo:paragraph-rsid="0031f712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914d" officeooo:paragraph-rsid="0031f712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035762f" officeooo:paragraph-rsid="0035762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3a5d" officeooo:paragraph-rsid="002b3833" style:font-size-asian="12pt" style:font-size-complex="12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d87b1" officeooo:paragraph-rsid="00210f03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2a938" officeooo:paragraph-rsid="00210f03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6e5c5" officeooo:paragraph-rsid="00210f03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055a" officeooo:paragraph-rsid="00210f03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3f0d7" officeooo:paragraph-rsid="00210f03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e7ee" officeooo:paragraph-rsid="00210f03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8f6d0" officeooo:paragraph-rsid="00210f03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c60f6" officeooo:paragraph-rsid="00210f03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5762f" officeooo:paragraph-rsid="0035762f" style:font-size-asian="12pt" style:font-size-complex="12pt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0c60f6" officeooo:paragraph-rsid="00210f03" fo:background-color="#ffffff" style:font-size-asian="12pt" style:font-size-complex="12pt"/>
    </style:style>
    <style:style style:name="P35" style:family="paragraph" style:parent-style-name="Table_20_Contents">
      <style:paragraph-properties fo:margin-left="0.751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34cb4f" officeooo:paragraph-rsid="0034cb4f"/>
    </style:style>
    <style:style style:name="P36" style:family="paragraph" style:parent-style-name="Standard">
      <style:text-properties officeooo:paragraph-rsid="003a1fa9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8a926" officeooo:paragraph-rsid="0038a926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5762f" officeooo:paragraph-rsid="003a1fa9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5762f" officeooo:paragraph-rsid="003a1fa9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03a1fa9" officeooo:paragraph-rsid="003a1fa9" style:font-size-asian="12pt" style:font-weight-asian="normal" style:font-size-complex="12pt" style:font-weight-complex="normal"/>
    </style:style>
    <style:style style:name="P41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a1fa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3d45e"/>
    </style:style>
    <style:style style:name="T2" style:family="text">
      <style:text-properties officeooo:rsid="002bd86b"/>
    </style:style>
    <style:style style:name="T3" style:family="text">
      <style:text-properties officeooo:rsid="002f828b"/>
    </style:style>
    <style:style style:name="T4" style:family="text">
      <style:text-properties officeooo:rsid="0031f712"/>
    </style:style>
    <style:style style:name="T5" style:family="text">
      <style:text-properties officeooo:rsid="0032ea78"/>
    </style:style>
    <style:style style:name="T6" style:family="text">
      <style:text-properties officeooo:rsid="0035762f"/>
    </style:style>
    <style:style style:name="T7" style:family="text">
      <style:text-properties officeooo:rsid="0038a926"/>
    </style:style>
    <style:style style:name="T8" style:family="text">
      <style:text-properties officeooo:rsid="003a1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 table:style-name="TableLine1450643695648">
          <table:table-cell table:style-name="Tableau34.A1" table:number-columns-spanned="7" office:value-type="string">
            <text:p text:style-name="P3">Fiche de test <text:span text:style-name="T1">unitaire </text:span><text:span text:style-name="T4">(program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643679056"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18">Fonctionnel</text:p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18">F1.1</text:p>
          </table:table-cell>
        </table:table-row>
        <table:table-row table:style-name="TableLine1450643706800"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>Clas<text:span text:style-name="T2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50643702720"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15">Vérifier le fonctionnement <text:span text:style-name="T2">de l’encodage et de l’émission d’une trame Sigfox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50643700000"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Line1450643705168"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643702992"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 table:style-name="TableLine1450643706256"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10">TestSigfox</text:p>
          </table:table-cell>
          <table:covered-table-cell/>
          <table:covered-table-cell/>
          <table:table-cell table:style-name="Tableau34.G2" table:number-columns-spanned="2" office:value-type="string">
            <text:p text:style-name="P20">- PC Linux avec Netbeans<text:span text:style-name="T6"> et <text:s/>Putty (les deux logiciels sont configurés pour l’esp)</text:span></text:p>
            <text:p text:style-name="P19">- esp32 connecté en USB <text:span text:style-name="T6">au PC</text:span> avec module sigfox <text:span text:style-name="T3">(non suspendu)</text:span> connecté sur les broches 26 (RX_ESP) et 27(TX_ESP) de l’esp</text:p>
            <text:p text:style-name="P19">- Accès au backend sigfox + compte utilisateur</text:p>
          </table:table-cell>
          <table:covered-table-cell/>
        </table:table-row>
        <table:table-row table:style-name="TableLine1450643710880"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4.10">
          <table:table-cell table:style-name="Tableau34.G2" table:number-columns-spanned="7" office:value-type="string">
            <text:p text:style-name="P35">Avoir effectué les opérations de la fiche de test concernant le matériel (esp32 sous tension, connecté à l’ordinateur via un câble USB, et le module SigFox (et son antenne) connecté à l’esp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643698368"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643704896">
          <table:table-cell table:style-name="Tableau34.G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643712240"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 table:style-name="TableLine1450643707344">
          <table:table-cell table:style-name="Tableau34.A2" office:value-type="string">
            <text:p text:style-name="P13">1</text:p>
          </table:table-cell>
          <table:table-cell table:style-name="Tableau34.A2" table:number-columns-spanned="2" office:value-type="string">
            <text:p text:style-name="P21">- Télécharger et ouvrir le programme « BridgeSigfox » via netbeans</text:p>
            <text:p text:style-name="P21">- Exécuter le programme (le téléverse<text:span text:style-name="T7">r</text:span> dans l’esp)</text:p>
            <text:p text:style-name="P21">- Ouvrir Putty, charger la configuration « esp32 » et cliquer sur le bouton open</text:p>
            <text:p text:style-name="P21">- Entrer la commande « AT »</text:p>
          </table:table-cell>
          <table:covered-table-cell/>
          <table:table-cell table:style-name="Tableau34.G2" table:number-columns-spanned="4" office:value-type="string">
            <text:p text:style-name="P21">- Le message « OK » doit s’afficher sur le terminal Putty</text:p>
            <text:p text:style-name="P21"/>
          </table:table-cell>
          <table:covered-table-cell/>
          <table:covered-table-cell/>
          <table:covered-table-cell/>
        </table:table-row>
        <table:table-row table:style-name="TableLine1450643708160">
          <table:table-cell table:style-name="Tableau34.A15" office:value-type="string">
            <text:p text:style-name="P14">2</text:p>
          </table:table-cell>
          <table:table-cell table:style-name="Tableau34.A15" table:number-columns-spanned="2" office:value-type="string">
            <text:p text:style-name="P33">- Entrer la commande « AT$SF=010203040506070809101112 »</text:p>
            <text:p text:style-name="P33">- Se connecter au backend Sigfox (avec un compte utilisateur) : <text:a xlink:type="simple" xlink:href="https://backend.sigfox.com/" text:style-name="Internet_20_link" text:visited-style-name="Visited_20_Internet_20_Link">https://backend.sigfox.com/</text:a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<text:soft-page-break/>- Naviguer dans Device, cliquer sur l’ID du module (ici : 2EE048), cliquer sur message (dans la colonne de gauche) et vérifier si le message est bien reçu en observant l’horodatage (légèrement postérieur à l’heure d’envoi de la commande)</text:p>
          </table:table-cell>
          <table:covered-table-cell/>
          <table:table-cell table:style-name="Tableau34.G2" table:number-columns-spanned="4" office:value-type="string">
            <text:p text:style-name="P21">Le message « OK » doit s’afficher sur le terminal Putty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oft-page-break/>Le message que vous avez envoyé (après le ‘=’ dans la commande) doit apparaître comme étant le dernier arrivé. </text:p>
          </table:table-cell>
          <table:covered-table-cell/>
          <table:covered-table-cell/>
          <table:covered-table-cell/>
        </table:table-row>
        <table:table-row table:style-name="TableLine1450643708432">
          <table:table-cell table:style-name="Tableau34.A15" office:value-type="string">
            <text:p text:style-name="P14">3</text:p>
          </table:table-cell>
          <table:table-cell table:style-name="Tableau34.A15" table:number-columns-spanned="2" office:value-type="string">
            <text:p text:style-name="P37">- Fermer le programme « BridgeSigFox » et ouvrir le programme « TestSigfox »</text:p>
            <text:p text:style-name="P37">- <text:span text:style-name="T8">Exécuter le programme tel quel (toutes les valeurs sont positives par défaut)</text:span></text:p>
          </table:table-cell>
          <table:covered-table-cell/>
          <table:table-cell table:style-name="Tableau34.G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1450643711152">
          <table:table-cell table:style-name="Tableau34.A15" office:value-type="string">
            <text:p text:style-name="P14">4</text:p>
          </table:table-cell>
          <table:table-cell table:style-name="Tableau34.A15" table:number-columns-spanned="2" office:value-type="string">
            <text:p text:style-name="P38">- Se connecter au backend Sigfox (avec un compte utilisateur) : <text:a xlink:type="simple" xlink:href="https://backend.sigfox.com/" text:style-name="Internet_20_link" text:visited-style-name="Visited_20_Internet_20_Link">https://backend.sigfox.com/</text:a></text:p>
            <text:p text:style-name="P38"/>
            <text:p text:style-name="P39">- Naviguer dans Device, cliquer sur l’ID du module (ici : 2EE048), cliquer sur message (dans la colonne de gauche) et vérifier si le message est bien reçu en observant l’horodatage (légèrement postérieur à l’heure d’exécut<text:span text:style-name="T8">ion du programme</text:span>)</text:p>
          </table:table-cell>
          <table:covered-table-cell/>
          <table:table-cell table:style-name="Tableau34.G2" table:number-columns-spanned="4" office:value-type="string">
            <text:p text:style-name="P40">Le message « 5B8B7AA038136F0103AF6E » doit apparaître comme étant le dernier arrivé et l’horodatage doit correspondre comme étant légèrement postérieur à l’heure d’exécution du programme</text:p>
            <text:p text:style-name="P36"/>
          </table:table-cell>
          <table:covered-table-cell/>
          <table:covered-table-cell/>
          <table:covered-table-cell/>
        </table:table-row>
        <table:table-row table:style-name="TableLine1450643701088">
          <table:table-cell table:style-name="Tableau34.A15" office:value-type="string">
            <text:p text:style-name="P14">5</text:p>
          </table:table-cell>
          <table:table-cell table:style-name="Tableau34.A15" table:number-columns-spanned="2" office:value-type="string">
            <text:p text:style-name="P23">- </text:p>
          </table:table-cell>
          <table:covered-table-cell/>
          <table:table-cell table:style-name="Tableau34.G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1450643713056">
          <table:table-cell table:style-name="Tableau34.A15" office:value-type="string">
            <text:p text:style-name="P14">6</text:p>
          </table:table-cell>
          <table:table-cell table:style-name="Tableau34.A15" table:number-columns-spanned="2" office:value-type="string">
            <text:p text:style-name="P22"/>
          </table:table-cell>
          <table:covered-table-cell/>
          <table:table-cell table:style-name="Tableau34.G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eLine1450643702448">
          <table:table-cell table:style-name="Tableau34.A15" office:value-type="string">
            <text:p text:style-name="P14">7</text:p>
          </table:table-cell>
          <table:table-cell table:style-name="Tableau34.A15" table:number-columns-spanned="2" office:value-type="string">
            <text:p text:style-name="P26"/>
          </table:table-cell>
          <table:covered-table-cell/>
          <table:table-cell table:style-name="Tableau34.G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Line1450643705440">
          <table:table-cell table:style-name="Tableau34.A15" office:value-type="string">
            <text:p text:style-name="P12">8</text:p>
          </table:table-cell>
          <table:table-cell table:style-name="Tableau34.A15" table:number-columns-spanned="2" office:value-type="string">
            <text:p text:style-name="P28"/>
          </table:table-cell>
          <table:covered-table-cell/>
          <table:table-cell table:style-name="Tableau34.G2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eLine1450643713328">
          <table:table-cell table:style-name="Tableau34.A15" office:value-type="string">
            <text:p text:style-name="P12">9</text:p>
          </table:table-cell>
          <table:table-cell table:style-name="Tableau34.A15" table:number-columns-spanned="2" office:value-type="string">
            <text:p text:style-name="P30"/>
          </table:table-cell>
          <table:covered-table-cell/>
          <table:table-cell table:style-name="Tableau34.G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1450643703264">
          <table:table-cell table:style-name="Tableau34.A15" office:value-type="string">
            <text:p text:style-name="P12">10</text:p>
          </table:table-cell>
          <table:table-cell table:style-name="Tableau34.A15" table:number-columns-spanned="2" office:value-type="string">
            <text:p text:style-name="P32"/>
          </table:table-cell>
          <table:covered-table-cell/>
          <table:table-cell table:style-name="Tableau34.G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Line1450643705712">
          <table:table-cell table:style-name="Tableau34.A15" office:value-type="string">
            <text:p text:style-name="P11">1<text:span text:style-name="T5">1</text:span></text:p>
          </table:table-cell>
          <table:table-cell table:style-name="Tableau34.A15" table:number-columns-spanned="2" office:value-type="string">
            <text:p text:style-name="P32"/>
          </table:table-cell>
          <table:covered-table-cell/>
          <table:table-cell table:style-name="Tableau34.G2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0:27:38.181200412</meta:creation-date>
    <dc:date>2021-05-03T21:53:00.348000000</dc:date>
    <meta:editing-duration>PT2H59M31S</meta:editing-duration>
    <meta:editing-cycles>17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51" meta:word-count="385" meta:character-count="2330" meta:non-whitespace-character-count="1990"/>
  </office:meta>
</office:document-meta>
</file>